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tserrat" svg:font-family="Montserrat, sans-serif"/>
    <style:font-face style:name="arial" svg:font-family="arial, sans-serif"/>
    <style:font-face style:name="inherit" svg:font-family="inherit"/>
    <style:font-face style:name="Courier New" svg:font-family="'Courier New'" style:font-family-generic="moder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88fe6"/>
    </style:style>
    <style:style style:name="P2" style:family="paragraph" style:parent-style-name="Text_20_body">
      <style:text-properties style:font-name="Times New Roman" fo:font-size="12pt" style:font-size-asian="12pt" style:font-size-complex="12pt"/>
    </style:style>
    <style:style style:name="P3" style:family="paragraph" style:parent-style-name="Text_20_body">
      <style:text-properties style:font-name="Times New Roman" fo:font-size="12pt" officeooo:rsid="002623c2" officeooo:paragraph-rsid="002623c2" style:font-size-asian="12pt" style:font-size-complex="12pt"/>
    </style:style>
    <style:style style:name="P4" style:family="paragraph" style:parent-style-name="Text_20_body">
      <style:text-properties style:font-name="Times New Roman" fo:font-size="12pt" officeooo:rsid="002623c2" officeooo:paragraph-rsid="0026b1a1" style:font-size-asian="12pt" style:font-size-complex="12pt"/>
    </style:style>
    <style:style style:name="P5" style:family="paragraph" style:parent-style-name="Text_20_body">
      <style:text-properties style:font-name="Times New Roman" fo:font-size="12pt" officeooo:rsid="0026b1a1" officeooo:paragraph-rsid="0026b1a1" style:font-size-asian="12pt" style:font-size-complex="12pt"/>
    </style:style>
    <style:style style:name="P6" style:family="paragraph" style:parent-style-name="Text_20_body">
      <style:text-properties style:font-name="Times New Roman" fo:font-size="12pt" officeooo:rsid="0026b1a1" officeooo:paragraph-rsid="00288fe6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fo:font-weight="normal" officeooo:paragraph-rsid="00205d96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style:text-underline-style="solid" style:text-underline-width="auto" style:text-underline-color="font-color" fo:font-weight="bold" officeooo:paragraph-rsid="002d29ce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style:text-underline-style="none" fo:font-weight="bold" officeooo:paragraph-rsid="00205d96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style:text-underline-style="none" fo:font-weight="bold" officeooo:paragraph-rsid="00205d96" style:font-size-asian="12pt" style:font-weight-asian="bold" style:font-size-complex="12pt" style:font-weight-complex="bold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Times New Roman" fo:font-size="12pt" fo:letter-spacing="normal" fo:font-style="normal" fo:font-weight="normal" officeooo:rsid="0017d837" officeooo:paragraph-rsid="0017d837" style:font-size-asian="12pt" style:font-size-complex="12pt" loext:padding="0cm" loext:border="none"/>
    </style:style>
    <style:style style:name="P17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fo:font-weight="bold" style:font-size-asian="12pt" style:font-size-complex="12pt"/>
    </style:style>
    <style:style style:name="P18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P21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fo:font-weight="normal" style:font-size-asian="12pt" style:font-size-complex="12pt"/>
    </style:style>
    <style:style style:name="P22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style:text-underline-style="none" fo:font-weight="bold" officeooo:paragraph-rsid="0026b1a1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style:font-size-asian="12pt" style:font-size-complex="12pt"/>
    </style:style>
    <style:style style:name="P24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weight="bold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weight="bold" officeooo:paragraph-rsid="0035c0e4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fo:padding="0cm" fo:border="none"/>
      <style:text-properties fo:font-variant="normal" fo:text-transform="none" fo:color="#404040" style:font-name="Times New Roman" fo:font-size="16pt" fo:letter-spacing="normal" fo:font-style="normal" style:text-underline-style="solid" style:text-underline-width="auto" style:text-underline-color="font-color" fo:font-weight="bold" officeooo:rsid="00165881" officeooo:paragraph-rsid="00165881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 fo:padding="0cm" fo:border="none"/>
      <style:text-properties fo:font-variant="normal" fo:text-transform="none" fo:color="#404040" style:font-name="Times New Roman" fo:font-size="16pt" fo:letter-spacing="normal" fo:font-style="normal" style:text-underline-style="solid" style:text-underline-width="auto" style:text-underline-color="font-color" fo:font-weight="bold" officeooo:rsid="00375c19" officeooo:paragraph-rsid="00375c19" style:font-size-asian="16pt" style:font-weight-asian="bold" style:font-size-complex="16pt" style:font-weight-complex="bold"/>
    </style:style>
    <style:style style:name="P28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style:font-name="Times New Roman" fo:font-size="12pt" style:font-size-asian="12pt" style:font-size-complex="12pt"/>
    </style:style>
    <style:style style:name="P29" style:family="paragraph" style:parent-style-name="Standard">
      <style:text-properties style:font-name="Times New Roman" fo:font-size="12pt" style:font-size-asian="12pt" style:font-size-complex="12pt"/>
    </style:style>
    <style:style style:name="P30" style:family="paragraph" style:parent-style-name="Standard">
      <style:text-properties style:font-name="Times New Roman" fo:font-size="12pt" officeooo:paragraph-rsid="002d29ce" style:font-size-asian="12pt" style:font-size-complex="12pt"/>
    </style:style>
    <style:style style:name="P3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text-properties fo:font-variant="normal" fo:text-transform="none" fo:color="#404040" style:font-name="Times New Roman" fo:font-size="12pt" fo:letter-spacing="normal" fo:language="none" fo:country="none" fo:font-style="normal" fo:font-weight="normal" officeooo:paragraph-rsid="002d29ce" style:font-size-asian="12pt" style:language-asian="none" style:country-asian="none" style:font-name-complex="Calibri" style:font-size-complex="12pt"/>
    </style:style>
    <style:style style:name="P33" style:family="paragraph" style:parent-style-name="Heading_20_2">
      <style:text-properties fo:font-variant="normal" fo:text-transform="none" fo:color="#414b61" style:font-name="Times New Roman" fo:font-size="15pt" fo:letter-spacing="normal" fo:font-style="normal" style:text-underline-style="solid" style:text-underline-width="auto" style:text-underline-color="font-color" fo:font-weight="bold" officeooo:paragraph-rsid="00288fe6" style:font-size-asian="15pt" style:font-weight-asian="bold" style:font-size-complex="15pt" style:font-weight-complex="bold"/>
    </style:style>
    <style:style style:name="P34" style:family="paragraph" style:parent-style-name="Text_20_body">
      <style:text-properties officeooo:paragraph-rsid="00288fe6"/>
    </style:style>
    <style:style style:name="P35" style:family="paragraph" style:parent-style-name="Text_20_body">
      <style:text-properties style:font-name="Times New Roman" fo:font-size="12pt" officeooo:rsid="0021d1f2" officeooo:paragraph-rsid="0021d1f2" style:font-size-asian="12pt" style:font-size-complex="12pt"/>
    </style:style>
    <style:style style:name="P36" style:family="paragraph" style:parent-style-name="Text_20_body">
      <style:text-properties style:font-name="Times New Roman" fo:font-size="12pt" officeooo:rsid="0039103d" officeooo:paragraph-rsid="0039103d" style:font-size-asian="12pt" style:font-size-complex="12pt"/>
    </style:style>
    <style:style style:name="P37" style:family="paragraph" style:parent-style-name="Text_20_body">
      <style:text-properties style:font-name="Times New Roman" fo:font-size="12pt" officeooo:rsid="002623c2" officeooo:paragraph-rsid="002623c2" style:font-size-asian="12pt" style:font-size-complex="12pt"/>
    </style:style>
    <style:style style:name="P38" style:family="paragraph" style:parent-style-name="Text_20_body">
      <style:text-properties style:font-name="Times New Roman" fo:font-size="12pt" officeooo:rsid="0028f618" officeooo:paragraph-rsid="0028f618" style:font-size-asian="12pt" style:font-size-complex="12pt"/>
    </style:style>
    <style:style style:name="P39" style:family="paragraph" style:parent-style-name="Text_20_body">
      <style:text-properties style:font-name="Times New Roman" fo:font-size="12pt" officeooo:rsid="0028f618" officeooo:paragraph-rsid="003e7064" style:font-size-asian="12pt" style:font-size-complex="12pt"/>
    </style:style>
    <style:style style:name="P40" style:family="paragraph" style:parent-style-name="Text_20_body">
      <style:text-properties style:font-name="Times New Roman" fo:font-size="12pt" officeooo:paragraph-rsid="003a2db2"/>
    </style:style>
    <style:style style:name="P41" style:family="paragraph" style:parent-style-name="Text_20_body">
      <style:text-properties officeooo:paragraph-rsid="003a222b"/>
    </style:style>
    <style:style style:name="P42" style:family="paragraph" style:parent-style-name="Text_20_body">
      <style:text-properties officeooo:paragraph-rsid="0039103d"/>
    </style:style>
    <style:style style:name="P43" style:family="paragraph" style:parent-style-name="Text_20_body">
      <style:text-properties style:font-name="Times New Roman" fo:font-size="12pt" officeooo:rsid="003a2db2" officeooo:paragraph-rsid="003a2db2" style:font-size-asian="12pt" style:font-size-complex="12pt"/>
    </style:style>
    <style:style style:name="P44" style:family="paragraph" style:parent-style-name="Text_20_body">
      <style:text-properties fo:color="#000000" style:font-name="Times New Roman" fo:font-size="12pt" officeooo:rsid="002623c2" officeooo:paragraph-rsid="002623c2" style:font-size-asian="12pt" style:font-size-complex="12pt"/>
    </style:style>
    <style:style style:name="P45" style:family="paragraph" style:parent-style-name="Text_20_body">
      <style:text-properties fo:color="#000000" style:font-name="Times New Roman" fo:font-size="15pt" officeooo:rsid="003c1b10" officeooo:paragraph-rsid="003c1b10" style:font-size-asian="15pt" style:font-size-complex="15pt"/>
    </style:style>
    <style:style style:name="P46" style:family="paragraph" style:parent-style-name="Text_20_body">
      <style:text-properties officeooo:paragraph-rsid="003e7064"/>
    </style:style>
    <style:style style:name="P47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48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fo:font-weight="bold" officeooo:paragraph-rsid="0035c0e4" style:font-size-asian="12pt" style:font-weight-asian="bold" style:font-size-complex="12pt" style:font-weight-complex="bold"/>
    </style:style>
    <style:style style:name="P49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fo:font-weight="bold" officeooo:paragraph-rsid="0035c0e4" style:font-size-asian="12pt" style:font-weight-asian="bold" style:font-size-complex="12pt" style:font-weight-complex="bold"/>
    </style:style>
    <style:style style:name="P50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fo:font-weight="bold" officeooo:rsid="0035c0e4" officeooo:paragraph-rsid="0035c0e4" style:font-size-asian="12pt" style:font-weight-asian="bold" style:font-size-complex="12pt" style:font-weight-complex="bold"/>
    </style:style>
    <style:style style:name="P51" style:family="paragraph" style:parent-style-name="Text_20_body" style:list-style-name="L1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style:text-underline-style="none" fo:font-weight="normal" style:font-size-asian="12pt" style:font-size-complex="12pt" loext:padding="0cm" loext:border="none"/>
    </style:style>
    <style:style style:name="P52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fo:font-weight="normal" style:font-size-asian="12pt" style:font-size-complex="12pt"/>
    </style:style>
    <style:style style:name="P53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fo:font-weight="normal" officeooo:paragraph-rsid="0022ec3e" style:font-size-asian="12pt" style:font-size-complex="12pt"/>
    </style:style>
    <style:style style:name="P54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fo:font-weight="normal" style:font-size-asian="12pt" style:font-size-complex="12pt"/>
    </style:style>
    <style:style style:name="P55" style:family="paragraph" style:parent-style-name="Text_20_body" style:list-style-name="L7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fo:font-weight="normal" style:font-size-asian="12pt" style:font-size-complex="12pt"/>
    </style:style>
    <style:style style:name="P56" style:family="paragraph" style:parent-style-name="Text_20_body" style:list-style-name="L9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fo:font-weight="normal" style:font-size-asian="12pt" style:font-size-complex="12pt"/>
    </style:style>
    <style:style style:name="P57" style:family="paragraph" style:parent-style-name="Text_20_body" style:list-style-name="L10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fo:font-weight="normal" officeooo:paragraph-rsid="001e9f73" style:font-size-asian="12pt" style:font-size-complex="12pt"/>
    </style:style>
    <style:style style:name="P58" style:family="paragraph" style:parent-style-name="Text_20_body" style:list-style-name="L1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fo:font-weight="normal" officeooo:paragraph-rsid="0026b1a1" style:font-size-asian="12pt" style:font-size-complex="12pt"/>
    </style:style>
    <style:style style:name="P59" style:family="paragraph" style:parent-style-name="Text_20_body" style:list-style-name="L1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fo:font-weight="normal" officeooo:paragraph-rsid="00205d96" style:font-size-asian="12pt" style:font-size-complex="12pt"/>
    </style:style>
    <style:style style:name="P60" style:family="paragraph" style:parent-style-name="Text_20_body" style:list-style-name="L1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fo:font-weight="normal" style:font-size-asian="12pt" style:font-size-complex="12pt"/>
    </style:style>
    <style:style style:name="P61" style:family="paragraph" style:parent-style-name="Text_20_body" style:list-style-name="L1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fo:font-weight="normal" style:font-size-asian="12pt" style:font-size-complex="12pt"/>
    </style:style>
    <style:style style:name="P62" style:family="paragraph" style:parent-style-name="Text_20_body" style:list-style-name="L16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fo:font-weight="normal" style:font-size-asian="12pt" style:font-size-complex="12pt"/>
    </style:style>
    <style:style style:name="P63" style:family="paragraph" style:parent-style-name="Text_20_body" style:list-style-name="L10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fo:font-weight="normal" officeooo:rsid="001d22f5" officeooo:paragraph-rsid="001e9f73" style:font-size-asian="12pt" style:font-size-complex="12pt"/>
    </style:style>
    <style:style style:name="P64" style:family="paragraph" style:parent-style-name="Text_20_body" style:list-style-name="L1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fo:font-weight="normal" style:font-size-asian="12pt" style:font-size-complex="12pt" loext:padding="0cm" loext:border="none"/>
    </style:style>
    <style:style style:name="P6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weight="bold" officeooo:paragraph-rsid="0035c0e4" style:font-size-asian="12pt" style:font-weight-asian="bold" style:font-size-complex="12pt" style:font-weight-complex="bold"/>
    </style:style>
    <style:style style:name="P66" style:family="paragraph" style:parent-style-name="Text_20_body" style:list-style-name="L8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italic" fo:font-weight="normal" style:font-size-asian="12pt" style:font-size-complex="12pt"/>
    </style:style>
    <style:style style:name="P67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Times New Roman" fo:font-size="12pt" fo:letter-spacing="normal" fo:font-style="normal" style:text-underline-style="none" fo:font-weight="bold" officeooo:rsid="00302753" officeooo:paragraph-rsid="003146cf" style:font-size-asian="12pt" style:font-weight-asian="bold" style:font-size-complex="12pt" style:font-weight-complex="bold" loext:padding="0cm" loext:border="none"/>
    </style:style>
    <style:style style:name="P68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Times New Roman" fo:font-size="12pt" fo:letter-spacing="normal" fo:font-style="normal" style:text-underline-style="solid" style:text-underline-width="auto" style:text-underline-color="font-color" fo:font-weight="bold" officeooo:rsid="00302753" officeooo:paragraph-rsid="00302753" style:font-size-asian="12pt" style:font-weight-asian="bold" style:font-size-complex="12pt" style:font-weight-complex="bold" loext:padding="0cm" loext:border="none"/>
    </style:style>
    <style:style style:name="P69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Times New Roman" fo:font-size="12pt" style:font-size-asian="12pt" style:font-size-complex="12pt"/>
    </style:style>
    <style:style style:name="P70" style:family="paragraph" style:parent-style-name="Text_20_body" style:list-style-name="L10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Times New Roman" fo:font-size="12pt" officeooo:paragraph-rsid="001e9f73" style:font-size-asian="12pt" style:font-size-complex="12pt"/>
    </style:style>
    <style:style style:name="P71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Times New Roman" fo:font-size="12pt" officeooo:paragraph-rsid="0017d837" style:font-size-asian="12pt" style:font-size-complex="12pt"/>
    </style:style>
    <style:style style:name="P72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73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404040" style:font-name="Times New Roman" fo:font-size="12pt" fo:letter-spacing="normal" fo:font-style="normal" fo:font-weight="bold" officeooo:rsid="00165881" style:font-size-asian="12pt" style:font-weight-asian="bold" style:font-size-complex="12pt" style:font-weight-complex="bold"/>
    </style:style>
    <style:style style:name="P74" style:family="paragraph" style:parent-style-name="Text_20_body" style:list-style-name="L17">
      <style:paragraph-properties fo:margin-top="0cm" fo:margin-bottom="0.661cm" loext:contextual-spacing="false" style:line-height-at-least="0.714cm" fo:text-align="start" style:justify-single-word="false" fo:orphans="2" fo:widows="2"/>
      <style:text-properties fo:font-variant="normal" fo:text-transform="none" fo:color="#555555" style:font-name="Times New Roman" fo:font-size="12pt" fo:letter-spacing="normal" fo:font-style="normal" fo:font-weight="bold" style:font-size-asian="12pt" style:font-size-complex="12pt"/>
    </style:style>
    <style:style style:name="P75" style:family="paragraph" style:parent-style-name="Preformatted_20_Text">
      <style:text-properties fo:font-variant="normal" fo:text-transform="none" fo:color="#202124" style:font-name="Times New Roman" fo:font-size="12pt" fo:letter-spacing="normal" fo:language="sv" fo:country="SE" fo:font-style="normal" fo:font-weight="normal" officeooo:rsid="003a2db2" officeooo:paragraph-rsid="003a2db2" style:font-size-asian="12pt" style:font-size-complex="12pt"/>
    </style:style>
    <style:style style:name="P76" style:family="paragraph" style:parent-style-name="Preformatted_20_Text">
      <style:text-properties fo:font-variant="normal" fo:text-transform="none" fo:color="#202124" style:font-name="Times New Roman" fo:font-size="12pt" fo:letter-spacing="normal" fo:language="sv" fo:country="SE" fo:font-style="normal" fo:font-weight="normal" officeooo:rsid="003c1b10" officeooo:paragraph-rsid="003c1b10" style:font-size-asian="12pt" style:font-size-complex="12pt"/>
    </style:style>
    <style:style style:name="P77" style:family="paragraph" style:parent-style-name="Preformatted_20_Text">
      <style:text-properties fo:font-variant="normal" fo:text-transform="none" fo:color="#202124" style:font-name="Times New Roman" fo:font-size="12pt" fo:letter-spacing="normal" fo:language="sv" fo:country="SE" fo:font-style="normal" style:text-underline-style="none" fo:font-weight="normal" officeooo:rsid="003c1b10" officeooo:paragraph-rsid="003c1b10" style:font-size-asian="12pt" style:font-weight-asian="normal" style:font-size-complex="12pt" style:font-weight-complex="normal"/>
    </style:style>
    <style:style style:name="P78" style:family="paragraph" style:parent-style-name="Preformatted_20_Text">
      <style:text-properties fo:font-variant="normal" fo:text-transform="none" fo:color="#202124" style:font-name="Times New Roman" fo:font-size="12pt" fo:letter-spacing="normal" fo:language="sv" fo:country="SE" fo:font-style="normal" style:text-underline-style="none" fo:font-weight="normal" officeooo:rsid="003c2bf5" officeooo:paragraph-rsid="003c2bf5" style:font-size-asian="12pt" style:font-weight-asian="normal" style:font-size-complex="12pt" style:font-weight-complex="normal"/>
    </style:style>
    <style:style style:name="P79" style:family="paragraph" style:parent-style-name="Preformatted_20_Text">
      <style:text-properties fo:font-variant="normal" fo:text-transform="none" fo:color="#202124" style:font-name="Times New Roman" fo:font-size="15pt" fo:letter-spacing="normal" fo:language="sv" fo:country="SE" fo:font-style="normal" style:text-underline-style="solid" style:text-underline-width="auto" style:text-underline-color="font-color" fo:font-weight="bold" officeooo:rsid="003c2bf5" officeooo:paragraph-rsid="003c2bf5" style:font-size-asian="15pt" style:font-weight-asian="bold" style:font-size-complex="15pt" style:font-weight-complex="bold"/>
    </style:style>
    <style:style style:name="P80" style:family="paragraph" style:parent-style-name="Preformatted_20_Text">
      <style:text-properties fo:font-variant="normal" fo:text-transform="none" fo:color="#000000" style:font-name="Times New Roman" fo:font-size="12pt" fo:letter-spacing="normal" fo:language="sv" fo:country="SE" fo:font-style="normal" fo:font-weight="normal" officeooo:rsid="003c1b10" officeooo:paragraph-rsid="003c1b10" style:font-size-asian="12pt" style:font-size-complex="12pt"/>
    </style:style>
    <style:style style:name="T1" style:family="text">
      <style:text-properties officeooo:rsid="00165881"/>
    </style:style>
    <style:style style:name="T2" style:family="text">
      <style:text-properties fo:font-variant="normal" fo:text-transform="none" fo:color="#404040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404040" style:font-name="Times New Roman" fo:font-size="12pt" fo:letter-spacing="normal" fo:font-style="normal" fo:font-weight="normal" officeooo:rsid="00165881" style:font-size-asian="12pt" style:font-size-complex="12pt"/>
    </style:style>
    <style:style style:name="T4" style:family="text">
      <style:text-properties fo:font-variant="normal" fo:text-transform="none" fo:color="#404040" fo:letter-spacing="normal" fo:font-style="normal" fo:font-weight="normal"/>
    </style:style>
    <style:style style:name="T5" style:family="text">
      <style:text-properties fo:font-variant="normal" fo:text-transform="none" fo:color="#404040" fo:letter-spacing="normal" fo:font-style="normal" fo:font-weight="normal" officeooo:rsid="00165881"/>
    </style:style>
    <style:style style:name="T6" style:family="text">
      <style:text-properties fo:font-variant="normal" fo:text-transform="none" fo:color="#404040" fo:letter-spacing="normal" fo:font-style="normal" fo:font-weight="normal" officeooo:rsid="0017d837"/>
    </style:style>
    <style:style style:name="T7" style:family="text">
      <style:text-properties fo:font-variant="normal" fo:text-transform="none" fo:color="#404040" fo:letter-spacing="normal" fo:language="none" fo:country="none" fo:font-style="normal" fo:font-weight="normal" style:language-asian="none" style:country-asian="none" style:font-name-complex="Calibri"/>
    </style:style>
    <style:style style:name="T8" style:family="text">
      <style:text-properties fo:font-variant="normal" fo:text-transform="none" fo:color="#404040" fo:letter-spacing="normal" fo:language="none" fo:country="none" fo:font-style="normal" fo:font-weight="normal" officeooo:rsid="002d29ce" style:language-asian="none" style:country-asian="none" style:font-name-complex="Calibri"/>
    </style:style>
    <style:style style:name="T9" style:family="text">
      <style:text-properties fo:font-variant="normal" fo:text-transform="none" fo:color="#444444" style:font-name="Times New Roman" fo:font-size="12pt" fo:letter-spacing="normal" fo:font-style="normal" fo:font-weight="normal" officeooo:rsid="00165881" style:font-size-asian="12pt" style:font-size-complex="12pt" loext:padding="0cm" loext:border="none"/>
    </style:style>
    <style:style style:name="T10" style:family="text">
      <style:text-properties fo:font-variant="normal" fo:text-transform="none" fo:color="#444444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 loext:padding="0cm" loext:border="none"/>
    </style:style>
    <style:style style:name="T11" style:family="text">
      <style:text-properties fo:font-variant="normal" fo:text-transform="none" fo:color="#444444" style:font-name="Times New Roman" fo:font-size="12pt" fo:letter-spacing="normal" fo:font-style="normal" style:text-underline-style="solid" style:text-underline-width="auto" style:text-underline-color="font-color" fo:font-weight="normal" officeooo:rsid="0017d837" style:font-size-asian="12pt" style:font-size-complex="12pt" loext:padding="0cm" loext:border="none"/>
    </style:style>
    <style:style style:name="T12" style:family="text">
      <style:text-properties fo:font-variant="normal" fo:text-transform="none" fo:color="#444444" style:font-name="Times New Roman" fo:font-size="12pt" fo:letter-spacing="normal" fo:font-style="normal" style:text-underline-style="solid" style:text-underline-width="auto" style:text-underline-color="font-color" fo:font-weight="normal" officeooo:rsid="001d22f5" style:font-size-asian="12pt" style:font-size-complex="12pt" loext:padding="0cm" loext:border="none"/>
    </style:style>
    <style:style style:name="T13" style:family="text">
      <style:text-properties fo:font-variant="normal" fo:text-transform="none" fo:color="#444444" fo:letter-spacing="normal" fo:font-style="normal" fo:font-weight="normal" officeooo:rsid="0017d837" loext:padding="0cm" loext:border="none"/>
    </style:style>
    <style:style style:name="T14" style:family="text">
      <style:text-properties fo:font-variant="normal" fo:text-transform="none" fo:color="#444444" fo:letter-spacing="normal" fo:font-style="normal" fo:font-weight="normal" officeooo:rsid="001b493f" loext:padding="0cm" loext:border="none"/>
    </style:style>
    <style:style style:name="T15" style:family="text">
      <style:text-properties fo:font-variant="normal" fo:text-transform="none" fo:color="#444444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444444" fo:letter-spacing="normal" fo:font-style="normal" fo:font-weight="normal" officeooo:rsid="00302753" loext:padding="0cm" loext:border="none"/>
    </style:style>
    <style:style style:name="T17" style:family="text">
      <style:text-properties fo:font-variant="normal" fo:text-transform="none" fo:color="#444444" fo:letter-spacing="normal" fo:font-style="normal" fo:font-weight="normal" officeooo:rsid="003146cf" loext:padding="0cm" loext:border="none"/>
    </style:style>
    <style:style style:name="T18" style:family="text">
      <style:text-properties fo:font-variant="normal" fo:text-transform="none" fo:color="#5f6368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252423" fo:letter-spacing="normal"/>
    </style:style>
    <style:style style:name="T20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21" style:family="text">
      <style:text-properties fo:font-variant="normal" fo:text-transform="none" fo:color="#202124" style:font-name="arial" fo:font-size="12pt" fo:letter-spacing="normal" fo:font-style="normal" fo:font-weight="normal" officeooo:rsid="003a222b"/>
    </style:style>
    <style:style style:name="T22" style:family="text">
      <style:text-properties fo:font-variant="normal" fo:text-transform="none" fo:color="#202124" fo:letter-spacing="normal"/>
    </style:style>
    <style:style style:name="T23" style:family="text">
      <style:text-properties fo:font-variant="normal" fo:text-transform="none" fo:color="#202124" style:font-name="Times New Roman" fo:letter-spacing="normal" fo:language="sv" fo:country="SE" fo:font-style="normal" fo:font-weight="normal" style:font-size-asian="12pt" style:font-size-complex="12pt"/>
    </style:style>
    <style:style style:name="T24" style:family="text">
      <style:text-properties fo:font-variant="normal" fo:text-transform="none" fo:color="#202124" style:font-name="Times New Roman" fo:letter-spacing="normal" fo:language="sv" fo:country="SE" fo:font-style="normal" fo:font-weight="normal" officeooo:rsid="003a2db2" style:font-size-asian="12pt" style:font-size-complex="12pt"/>
    </style:style>
    <style:style style:name="T25" style:family="text">
      <style:text-properties fo:font-style="italic"/>
    </style:style>
    <style:style style:name="T26" style:family="text">
      <style:text-properties officeooo:rsid="0017603c"/>
    </style:style>
    <style:style style:name="T27" style:family="text">
      <style:text-properties officeooo:rsid="0017d837"/>
    </style:style>
    <style:style style:name="T28" style:family="text">
      <style:text-properties officeooo:rsid="00196db1"/>
    </style:style>
    <style:style style:name="T29" style:family="text">
      <style:text-properties officeooo:rsid="001b8c6e"/>
    </style:style>
    <style:style style:name="T30" style:family="text">
      <style:text-properties officeooo:rsid="001d22f5"/>
    </style:style>
    <style:style style:name="T31" style:family="text">
      <style:text-properties officeooo:rsid="001e9f73"/>
    </style:style>
    <style:style style:name="T32" style:family="text">
      <style:text-properties officeooo:rsid="0023ef3d"/>
    </style:style>
    <style:style style:name="T33" style:family="text">
      <style:text-properties fo:language="none" fo:country="none" style:language-asian="none" style:country-asian="none" style:font-name-complex="Calibri"/>
    </style:style>
    <style:style style:name="T34" style:family="text">
      <style:text-properties fo:language="none" fo:country="none" officeooo:rsid="002d29ce" style:language-asian="none" style:country-asian="none" style:font-name-complex="Calibri"/>
    </style:style>
    <style:style style:name="T35" style:family="text">
      <style:text-properties fo:language="none" fo:country="none" style:text-underline-style="none" style:language-asian="none" style:country-asian="none" style:font-name-complex="Calibri"/>
    </style:style>
    <style:style style:name="T36" style:family="text">
      <style:text-properties fo:language="none" fo:country="none" style:text-underline-style="none" officeooo:rsid="002d29ce" style:language-asian="none" style:country-asian="none" style:font-name-complex="Calibri"/>
    </style:style>
    <style:style style:name="T37" style:family="text">
      <style:text-properties style:font-name="Times New Roman" fo:font-size="12pt" style:font-size-asian="12pt" style:font-size-complex="12pt"/>
    </style:style>
    <style:style style:name="T38" style:family="text">
      <style:text-properties style:font-name="Times New Roman" fo:font-size="12pt" officeooo:rsid="00288fe6" style:font-size-asian="12pt" style:font-size-complex="12pt"/>
    </style:style>
    <style:style style:name="T39" style:family="text">
      <style:text-properties style:font-name="Times New Roman" fo:font-size="12pt" officeooo:rsid="003a222b" style:font-size-asian="12pt" style:font-size-complex="12pt"/>
    </style:style>
    <style:style style:name="T40" style:family="text">
      <style:text-properties style:font-name="Times New Roman" fo:font-size="12pt" officeooo:rsid="0039103d" style:font-size-asian="12pt" style:font-size-complex="12pt"/>
    </style:style>
    <style:style style:name="T41" style:family="text">
      <style:text-properties style:font-name="Times New Roman" fo:font-size="12pt" officeooo:rsid="003c1b10" style:font-size-asian="12pt" style:font-size-complex="12pt"/>
    </style:style>
    <style:style style:name="T42" style:family="text">
      <style:text-properties style:font-name="Times New Roman" fo:font-size="12pt" officeooo:rsid="003e7064" style:font-size-asian="12pt" style:font-size-complex="12pt"/>
    </style:style>
    <style:style style:name="T43" style:family="text">
      <style:text-properties fo:font-style="normal"/>
    </style:style>
    <style:style style:name="T44" style:family="text">
      <style:text-properties fo:font-style="normal" officeooo:rsid="0035c0e4"/>
    </style:style>
    <style:style style:name="T45" style:family="text">
      <style:text-properties fo:font-style="normal" officeooo:rsid="00165881"/>
    </style:style>
    <style:style style:name="T46" style:family="text">
      <style:text-properties fo:font-size="15pt" style:font-size-asian="15pt" style:font-size-complex="15pt"/>
    </style:style>
    <style:style style:name="T4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8" style:family="text">
      <style:text-properties fo:font-size="15pt" fo:background-color="transparent" loext:char-shading-value="0" style:font-size-asian="15pt" style:font-size-complex="15pt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officeooo:rsid="003a222b"/>
    </style:style>
    <style:style style:name="T52" style:family="text">
      <style:text-properties fo:font-size="12pt" officeooo:rsid="00288fe6" style:font-size-asian="12pt" style:font-size-complex="12pt"/>
    </style:style>
    <style:style style:name="T53" style:family="text">
      <style:text-properties fo:font-size="12pt" officeooo:rsid="003c1b10" style:font-size-asian="12pt" style:font-size-complex="12pt"/>
    </style:style>
    <style:style style:name="T54" style:family="text">
      <style:text-properties officeooo:rsid="003a2db2"/>
    </style:style>
    <style:style style:name="T55" style:family="text">
      <style:text-properties officeooo:rsid="003a2db2" style:font-size-asian="12pt" style:font-size-complex="12pt"/>
    </style:style>
    <style:style style:name="T56" style:family="text">
      <style:text-properties officeooo:rsid="003c1b10"/>
    </style:style>
    <style:style style:name="T57" style:family="text">
      <style:text-properties fo:color="#000000" fo:background-color="transparent" loext:char-shading-value="0"/>
    </style:style>
    <style:style style:name="T58" style:family="text">
      <style:text-properties fo:background-color="transparent" loext:char-shading-value="0"/>
    </style:style>
    <style:style style:name="T59" style:family="text">
      <style:text-properties officeooo:rsid="00288fe6"/>
    </style:style>
    <style:style style:name="T60" style:family="text">
      <style:text-properties officeooo:rsid="003d83ad"/>
    </style:style>
    <style:style style:name="T61" style:family="text">
      <style:text-properties officeooo:rsid="003e7064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26">TESTPLAN</text:p>
      <text:p text:style-name="P27">Project-Matfröjd</text:p>
      <text:p text:style-name="P25"><text:span text:style-name="T43">1. Introduktio</text:span><text:span text:style-name="T44">n</text:span></text:p>
      <text:list xml:id="list4142296717" text:style-name="L1">
        <text:list-header>
          <text:p text:style-name="P48"><text:s text:c="7"/>1.1 Syfte och Omfattning</text:p>
          <text:p text:style-name="P48"><text:span text:style-name="T35"><text:s text:c="7"/>1.</text:span><text:span text:style-name="T36">2Role and Responsiblilities</text:span></text:p>
          <text:p text:style-name="P50"><text:s text:c="7"/>1.2 Referenser</text:p>
          <text:p text:style-name="P50"/>
        </text:list-header>
      </text:list>
      <text:list xml:id="list370208224" text:style-name="L2">
        <text:list-header>
          <text:p text:style-name="P49">2. Testobjekt</text:p>
          <text:p text:style-name="P49"/>
        </text:list-header>
      </text:list>
      <text:list xml:id="list95842844848680" text:continue-list="list4142296717" text:style-name="L1">
        <text:list-header>
          <text:p text:style-name="P47"><text:s text:c="6"/>2.1 Inkluderat</text:p>
          <text:p text:style-name="P47"><text:s text:c="6"/>2.2 Exkluderat</text:p>
          <text:p text:style-name="P65"/>
        </text:list-header>
      </text:list>
      <text:p text:style-name="P24"><text:span text:style-name="T43">3. Teststrategi </text:span><text:span text:style-name="T45">Matfröjd.se</text:span></text:p>
      <text:p text:style-name="P73"/>
      <text:p text:style-name="P18">4. Acceptanskriterier</text:p>
      <text:p text:style-name="P24"/>
      <text:p text:style-name="P18">5. Leverabler</text:p>
      <text:p text:style-name="P24"/>
      <text:p text:style-name="P18">6. Testmiljö</text:p>
      <text:list xml:id="list141652322" text:style-name="L3">
        <text:list-header>
          <text:p text:style-name="P67"><text:s text:c="6"/>6.1 Testing tools</text:p>
        </text:list-header>
      </text:list>
      <text:p text:style-name="P24"/>
      <text:p text:style-name="P18">7. Testuppgifter</text:p>
      <text:p text:style-name="P24"/>
      <text:p text:style-name="P18">8. Personalresurser och utbildningsbehov</text:p>
      <text:p text:style-name="P24"/>
      <text:p text:style-name="P18">9. Tidsplan och kostnadsförslag</text:p>
      <text:p text:style-name="P24"/>
      <text:p text:style-name="P18">10. Risker och ovissheter som kan påverka uppdraget</text:p>
      <text:p text:style-name="P31"/>
      <text:p text:style-name="P31"/>
      <text:p text:style-name="P31"/>
      <text:p text:style-name="P31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19">1 Introduktion</text:p>
      <text:p text:style-name="P7"><text:span text:style-name="T2">17.02.20 ger </text:span><text:span text:style-name="T3">Mikael oss Matfröjd</text:span><text:span text:style-name="T2">.se i uppdrag till </text:span><text:span text:style-name="T3">Singh/Kaur </text:span><text:span text:style-name="T2">Test att utföra tester på deras webbsida </text:span><text:a xlink:type="simple" xlink:href="http://www.1177.se/Stockholm/" text:style-name="Internet_20_link" text:visited-style-name="Visited_20_Internet_20_Link"><text:span text:style-name="T37">M</text:span></text:a><text:span text:style-name="T9">arfröjd.se</text:span><text:span text:style-name="T2">. Bakgrunden är att informationen på sidan ska gås igenom en gång om året för att säkerställa att den kontinuerliga uppdateringen är gjord på ett tillfredsställande sätt.</text:span></text:p>
      <text:p text:style-name="P9"/>
      <text:p text:style-name="P11">1.1 Syfte och Omfattning:</text:p>
      <text:p text:style-name="P11"/>
      <text:p text:style-name="P28"><text:span text:style-name="T4">Testplan </text:span><text:span text:style-name="T5">Matfröjd</text:span><text:span text:style-name="T4"> är en dokumentation av testplaneringen av uppdraget från </text:span><text:span text:style-name="T5">Matfröjd</text:span><text:span text:style-name="T4">. Testplanen ska också fungera som underlag vid avstämning med uppdragsgivare om att vi är överens om upplägget av testningen.</text:span></text:p>
      <text:p text:style-name="P12"><text:span text:style-name="T33">1.</text:span><text:span text:style-name="T34">2Role and Responsiblilities</text:span><text:span text:style-name="T7">:</text:span></text:p>
      <text:p text:style-name="P30"><text:span text:style-name="T7"><text:s text:c="4"/>• QA Analyst-</text:span><text:span text:style-name="T8">Amarjot Kaur</text:span></text:p>
      <text:p text:style-name="P30"><text:span text:style-name="T7"><text:s text:c="4"/>• Test Manager-</text:span><text:span text:style-name="T8">Harkanwal Singh</text:span></text:p>
      <text:p text:style-name="P30"><text:span text:style-name="T7"><text:s text:c="4"/>• Developers:</text:span><text:span text:style-name="T8">External</text:span></text:p>
      <text:p text:style-name="P32"><text:s text:c="4"/></text:p>
      <text:p text:style-name="P19">2 Inkluderat</text:p>
      <text:list xml:id="list3362209182" text:style-name="L4">
        <text:list-item>
          <text:p text:style-name="P69"><text:span text:style-name="T4">Information om </text:span><text:span text:style-name="T6">Matfröjd</text:span><text:span text:style-name="T4">.</text:span></text:p>
        </text:list-item>
      </text:list>
      <text:list xml:id="list1874000319" text:style-name="L5">
        <text:list-item>
          <text:p text:style-name="P52">Claims testing</text:p>
        </text:list-item>
        <text:list-item>
          <text:p text:style-name="P52">Reliability testing</text:p>
        </text:list-item>
        <text:list-item>
          <text:p text:style-name="P52">Usability testing</text:p>
        </text:list-item>
        <text:list-item>
          <text:p text:style-name="P52">Stress testing</text:p>
        </text:list-item>
        <text:list-item>
          <text:p text:style-name="P52">Risk testing</text:p>
        </text:list-item>
        <text:list-item>
          <text:p text:style-name="P53">Prestanda testing</text:p>
        </text:list-item>
        <text:list-item>
          <text:p text:style-name="P52">Scriptade testfall</text:p>
        </text:list-item>
        <text:list-item>
          <text:p text:style-name="P52">Utforskande testning</text:p>
        </text:list-item>
      </text:list>
      <text:list xml:id="list3788792633" text:style-name="L6">
        <text:list-item>
          <text:p text:style-name="P54">Chrome</text:p>
        </text:list-item>
      </text:list>
      <text:p text:style-name="P21"/>
      <text:p text:style-name="P19">2.<text:span text:style-name="T1">1</text:span> Exkluderat</text:p>
      <text:list xml:id="list2172212299" text:style-name="L7">
        <text:list-item>
          <text:p text:style-name="P55">Mobil och tablet</text:p>
        </text:list-item>
        <text:list-item>
          <text:p text:style-name="P55">Operativsystem och webbläsare som inte är definierade i 2.1.</text:p>
        </text:list-item>
        <text:list-item>
          <text:p text:style-name="P55">Security testing</text:p>
        </text:list-item>
        <text:list-item>
          <text:p text:style-name="P55">Automatiserad testning</text:p>
        </text:list-item>
      </text:list>
      <text:p text:style-name="P9"/>
      <text:p text:style-name="P9"/>
      <text:p text:style-name="P13">3 Teststrategi</text:p>
      <text:p text:style-name="P13"/>
      <text:p text:style-name="P21">Sidan ska testas för att säkerställa att människor i behov av <text:span text:style-name="T1">Matinspration</text:span> får rätt information Testfallen som rör <text:span text:style-name="T29">Knappar</text:span> kommer att skrivas utifrån användarperspektiv. <text:span text:style-name="T25">Normalt användande </text:span>( mönster och sekvenser av input som produkten vanligen kommer att möta), <text:span text:style-name="T25">slarvigt användande </text:span>( mönster av input som är resultat av okunnighet, misstag och slarv), och <text:span text:style-name="T25">extremt användande</text:span> (provocerande mönster och sekvenser, input som utmanar programmet).</text:p>
      <text:p text:style-name="P9"/>
      <text:p text:style-name="P9"><text:soft-page-break/></text:p>
      <text:list xml:id="list3170681320" text:style-name="L8">
        <text:list-header>
          <text:p text:style-name="P66"/>
        </text:list-header>
      </text:list>
      <text:p text:style-name="P8">Reliability Testing</text:p>
      <text:p text:style-name="P8"/>
      <text:list xml:id="list3009189268" text:style-name="L9">
        <text:list-item>
          <text:p text:style-name="P56">Testa sökrut<text:span text:style-name="T32">an</text:span>/<text:span text:style-name="T29">Knappar</text:span> att input = output, dvs om input är ’<text:span text:style-name="T26">Macka</text:span> ska bara <text:span text:style-name="T26">Macka</text:span> visas.</text:p>
          <text:p text:style-name="P56"/>
        </text:list-item>
      </text:list>
      <text:p text:style-name="P18">Stress Testing </text:p>
      <text:list xml:id="list3179394200" text:style-name="L10">
        <text:list-header>
          <text:p text:style-name="P70"><text:span text:style-name="T19"> </text:span> </text:p>
        </text:list-header>
        <text:list-item>
          <text:p text:style-name="P63">Testa sökrutan för stora värden, randvärden, tecken och språk.</text:p>
        </text:list-item>
        <text:list-item>
          <text:p text:style-name="P57">Testa sökrutan för snabb uppdatering, snabba klick</text:p>
        </text:list-item>
        <text:list-item>
          <text:p text:style-name="P63">Testa <text:span text:style-name="T31">Menyn.</text:span></text:p>
        </text:list-item>
        <text:list-item>
          <text:p text:style-name="P57">Testa <text:span text:style-name="T30">knappar Recept, HandlingsLista, Favoriter, Skafferi.</text:span></text:p>
        </text:list-item>
      </text:list>
      <text:p text:style-name="P9"/>
      <text:p text:style-name="P22">Usability Testing</text:p>
      <text:list xml:id="list2606840154" text:style-name="L11">
        <text:list-item>
          <text:p text:style-name="P58">Använda produkten ur <text:span text:style-name="T28">kunds</text:span>perspektiv.</text:p>
          <text:p text:style-name="P58"/>
        </text:list-item>
      </text:list>
      <text:p text:style-name="P14">Scenario Testing</text:p>
      <text:p text:style-name="P14"/>
      <text:list xml:id="list1480374018" text:style-name="L12">
        <text:list-item>
          <text:p text:style-name="P59">Använda produkten på samma sätt på olika sorters operativsystem och enheter samt se till att resultatet inte ändras beroende på operativsystem.</text:p>
        </text:list-item>
      </text:list>
      <text:p text:style-name="P10"/>
      <text:p text:style-name="P15">Risk Testing</text:p>
      <text:list xml:id="list1908359093" text:style-name="L13">
        <text:list-header>
          <text:p text:style-name="P51"/>
        </text:list-header>
        <text:list-item>
          <text:p text:style-name="P64">Återkommande fel i tidigare versioner.</text:p>
        </text:list-item>
        <text:list-item>
          <text:p text:style-name="P64">Kontakt med utvecklarna gällande välkända fel eller eventuella fel som kan uppstå i framtiden.</text:p>
        </text:list-item>
        <text:list-item>
          <text:p text:style-name="P64">Ser över gamla buggrapporter och gamla problem.</text:p>
        </text:list-item>
      </text:list>
      <text:p text:style-name="P10"/>
      <text:p text:style-name="P10"/>
      <text:p text:style-name="P21"/>
      <text:p text:style-name="P19">4 Acceptanskriterier</text:p>
      <text:p text:style-name="P21">Testuppdraget har uppfylls när följande punkter är avklarade:</text:p>
      <text:list xml:id="list3007281016" text:style-name="L14">
        <text:list-item>
          <text:p text:style-name="P60">Samtliga testfall är genomförda.</text:p>
        </text:list-item>
        <text:list-item>
          <text:p text:style-name="P60">Alla buggar och avvikelser är rapporterade.</text:p>
        </text:list-item>
        <text:list-item>
          <text:p text:style-name="P60">Testresultat är dokumenterat och rapporterat i en slutrapport.</text:p>
        </text:list-item>
      </text:list>
      <text:p text:style-name="P23"> </text:p>
      <text:p text:style-name="P23"/>
      <text:p text:style-name="P23"/>
      <text:p text:style-name="P20">5 Leverabler</text:p>
      <text:list xml:id="list2493796841" text:style-name="L15">
        <text:list-item>
          <text:p text:style-name="P61">Testplan med Teststrategi</text:p>
        </text:list-item>
        <text:list-item>
          <text:p text:style-name="P61">Avvikelserapporter</text:p>
        </text:list-item>
        <text:list-item>
          <text:p text:style-name="P61">Slutrapport</text:p>
        </text:list-item>
      </text:list>
      <text:p text:style-name="P21"/>
      <text:p text:style-name="P20"><text:soft-page-break/>6 Testmiljö</text:p>
      <text:p text:style-name="P21">Testmiljön är live under systemtest. Testmiljö vid omtest och regressionstest enligt senare överenskommelse.</text:p>
      <text:p text:style-name="P21">Testmiljön är befintlig och behöver inte kompleteras.</text:p>
      <text:list xml:id="list95843772413151" text:continue-list="list141652322" text:style-name="L3">
        <text:list-item>
          <text:p text:style-name="P72"><text:a xlink:type="simple" xlink:href="http://www.1177.se/Stockholm/Hitta-vard/?q=Vårdcentral" text:style-name="Internet_20_link" text:visited-style-name="Visited_20_Internet_20_Link"><text:span text:style-name="T10">http://www.</text:span></text:a><text:span text:style-name="T11">matfrö</text:span><text:span text:style-name="T12">j</text:span><text:span text:style-name="T11">d.se</text:span></text:p>
          <text:p text:style-name="P71"><text:span text:style-name="T13">Windows 10 </text:span><text:span text:style-name="T14">Google chromer </text:span><text:span text:style-name="T18">Version 84.0.4147.125 (Officiell version) (64 bitar)</text:span><text:span text:style-name="T15"> </text:span></text:p>
          <text:p text:style-name="P68">6.1 Testing tools</text:p>
        </text:list-item>
        <text:list-item>
          <text:p text:style-name="P71"><text:span text:style-name="T15"><text:s text:c="4"/>Requirements Tracking Tool-</text:span><text:span text:style-name="T17">Jira</text:span></text:p>
        </text:list-item>
        <text:list-item>
          <text:p text:style-name="P71"><text:span text:style-name="T15"><text:s text:c="4"/>Bug Tracking Tool-</text:span><text:span text:style-name="T17">Jira</text:span></text:p>
        </text:list-item>
        <text:list-item>
          <text:p text:style-name="P71"><text:span text:style-name="T15"><text:s text:c="4"/>Automation Tools-</text:span><text:span text:style-name="T16">Cypress</text:span></text:p>
        </text:list-item>
        <text:list-item>
          <text:p text:style-name="P71"><text:span text:style-name="T15"><text:s text:c="4"/></text:span><text:span text:style-name="T17">Manual Testing documented on excel sheet</text:span></text:p>
        </text:list-item>
      </text:list>
      <text:p text:style-name="P16"/>
      <text:p text:style-name="P16"/>
      <text:p text:style-name="P16"/>
      <text:p text:style-name="P20">7 Testprocess</text:p>
      <text:list xml:id="list180791260" text:style-name="L16">
        <text:list-item>
          <text:p text:style-name="P62">Analys av uppdrag</text:p>
        </text:list-item>
        <text:list-item>
          <text:p text:style-name="P62">Förankring av analys med <text:span text:style-name="T27">MAtfröjd</text:span>.se</text:p>
        </text:list-item>
        <text:list-item>
          <text:p text:style-name="P62">Framtagning av Testplan</text:p>
        </text:list-item>
        <text:list-item>
          <text:p text:style-name="P62">Förankring av Testplan med <text:span text:style-name="T27">MAtfröjd</text:span>.se</text:p>
        </text:list-item>
        <text:list-item>
          <text:p text:style-name="P62">Framtagning av Teststrategi</text:p>
        </text:list-item>
        <text:list-item>
          <text:p text:style-name="P62">Framtagning av Testspecifikation med testfall</text:p>
        </text:list-item>
        <text:list-item>
          <text:p text:style-name="P62">Exekverande av test, avvikelserapportering</text:p>
        </text:list-item>
        <text:list-item>
          <text:p text:style-name="P62">Felrättning och omtest, eventuella iterationer</text:p>
        </text:list-item>
        <text:list-item>
          <text:p text:style-name="P62">Regressionstest/Systemtest beroende på omfattning av avvikelser</text:p>
        </text:list-item>
        <text:list-item>
          <text:p text:style-name="P62">Testresultat godkänt</text:p>
        </text:list-item>
        <text:list-item>
          <text:p text:style-name="P62">Dokumentation över arbetet levereras</text:p>
        </text:list-item>
        <text:list-item>
          <text:p text:style-name="P62">Tillsammans med kund besluta hur avvikelser ska dokumenteras i avvikelsesystemet.</text:p>
        </text:list-item>
      </text:list>
      <text:p text:style-name="P9"/>
      <text:p text:style-name="P9"/>
      <text:p text:style-name="P11">9 Tidsplan och kostnadsförslag</text:p>
      <text:p text:style-name="P2"/>
      <text:p text:style-name="P35">1000kr/timme , 8h/dag, 10 dagar * 2 testare = 160000kr</text:p>
      <text:p text:style-name="P35"/>
      <text:p text:style-name="P36">10. <text:span text:style-name="T47">Tools</text:span></text:p>
      <text:p text:style-name="P41"><text:span text:style-name="T39">Teams: C</text:span><text:span text:style-name="T20">hattbaserat verktyg som samlar </text:span><text:span text:style-name="T21">Alla</text:span><text:span text:style-name="T20">, konversationer, möten, filer, anteckningar och innehåll på en och samma plats. </text:span><text:span text:style-name="T21">U</text:span><text:span text:style-name="T20">tgör själva navet för samarbetet – du behöver inte öppna olika program för att komma åt funktionerna.</text:span> <text:span text:style-name="T51">Fantastisk </text:span></text:p>
      <text:p text:style-name="P42"><text:span text:style-name="T40">Jira: </text:span><text:span text:style-name="T20">projektärendehantering som inte är helpdesk/support - interna projekt och aktiviteter, verksamhetsutveckling mm. JIRA</text:span><text:span text:style-name="T22"> </text:span><text:span text:style-name="T20">service desk används</text:span><text:span text:style-name="T22"> </text:span><text:span text:style-name="T20">för inkommande supportärenden till IT-enheten.</text:span> </text:p>
      <text:p text:style-name="P36">Cypress: <text:span text:style-name="T54">Jämnförs oftast med Selenium, Cypress är mkt enklare, snabbare, bättre pålitligare test.</text:span></text:p>
      <text:p text:style-name="P40"><text:soft-page-break/><text:span text:style-name="T55">Man kan köra End to End Test, integrations Tester samt Unit Tester. </text:span><text:bookmark text:name="tw-target-text"/><text:span text:style-name="T23">öppen källkod, lokalt installerad Test Runner </text:span><text:span text:style-name="T24">vilket innebär att vi behöver inte skapa en Test runner som vi behöver göra på en annan verktyg så som selenium </text:span><text:span text:style-name="T23">och en Dashboard-tjänst för inspelning av dina tester.</text:span></text:p>
      <text:p text:style-name="P43"/>
      <text:p text:style-name="P43">Bästa funktionerna med Cypress är följande.</text:p>
      <text:p text:style-name="P43"/>
      <text:p text:style-name="P75"><text:bookmark text:name="tw-target-text1"/><text:span text:style-name="T46">Tidsresa:</text:span> Cypress tar ögonblicksbilder när test körs. Man kan hålla muspekaren över kommandon i kommandologgen för att se exakt vad som händer i varje steg.</text:p>
      <text:p text:style-name="P75"/>
      <text:p text:style-name="P75"><text:span text:style-name="T46">Felsökbarhet: </text:span>Man behöver inte gissa varför resultatet har blivit som den blivit. Felsökning går super snabbt.</text:p>
      <text:p text:style-name="P75"/>
      <text:p text:style-name="P75"><text:span text:style-name="T46">Automatisk väntan: </text:span>Behöver ej lägga in vänte tider.</text:p>
      <text:p text:style-name="P75"/>
      <text:p text:style-name="P76"><text:span text:style-name="T46">Skärmdumpar och videor:</text:span> <text:s/><text:span text:style-name="T57">Visa skärmdumpar som tagits automatiskt vid misslyckande, eller videor från hela testpaketet när de körs från CLI</text:span></text:p>
      <text:p text:style-name="P80"><text:span text:style-name="T58"/></text:p>
      <text:p text:style-name="P80"><text:span text:style-name="T58"/></text:p>
      <text:p text:style-name="P80"><text:span text:style-name="T48">Testning i flera Webläsare: </text:span><text:span text:style-name="T58"><text:s/>Firefox, Chrome, Edje samt Electron</text:span></text:p>
      <text:p text:style-name="P44"><text:span text:style-name="T50"/></text:p>
      <text:p text:style-name="P45"><text:span text:style-name="T50">Microsoft EXCEL: </text:span></text:p>
      <text:p text:style-name="P77"><text:bookmark text:name="tw-target-text2"/>Enkelt att skapa rutor med text, siffror och formler som anger beräkningar. </text:p>
      <text:p text:style-name="P77">Det är oerhört värdefullt, använder det för att registrera utgifter och inkomster, planera budgetar, kartlägga data och kortfattat presentera skatteresultat. Riktigt bra.</text:p>
      <text:p text:style-name="P77"/>
      <text:p text:style-name="P79">GitHUB:</text:p>
      <text:p text:style-name="P78"><text:bookmark text:name="tw-target-text3"/>Github är en webbaserad plattform som används för versionskontroll. Git förenklar processen att arbeta med andra människor och gör det enkelt att samarbeta i projekt. Teammedlemmar kan arbeta med filer och enkelt slå samman sina förändringar med projektets huvudgren.</text:p>
      <text:p text:style-name="P79"/>
      <text:p text:style-name="P45"><text:span text:style-name="T50"/></text:p>
      <text:p text:style-name="P3"><text:span text:style-name="T50"/></text:p>
      <text:p text:style-name="P3"><text:span text:style-name="T50">UserStories</text:span></text:p>
      <text:p text:style-name="P3">1. As a Admin i would like to test the Search function so that i can find my Recipes Easily./<text:span text:style-name="T60">PASS</text:span></text:p>
      <text:p text:style-name="P4">2. As a Admin i would like to test the Search function with Uppercase and lowercase letter so that i am able to find the right recipe.<text:span text:style-name="T60">FAIL</text:span></text:p>
      <text:p text:style-name="P5">3. As a Admin i would like to test the Search function with diffrent Numbers ,Symbals, hashtag in my search so that i am able to find the right recipe./<text:span text:style-name="T60">FAIL</text:span></text:p>
      <text:p text:style-name="P5">4. As a Admin i would like to test the meny button so that it works as expected. <text:span text:style-name="T61">FAIL</text:span></text:p>
      <text:p text:style-name="P5">5. As a Admin i would like to test the Click button Recept so that i can find inspiration.<text:span text:style-name="T61">PASS</text:span></text:p>
      <text:p text:style-name="P5"><text:soft-page-break/>6. As a Admin i would like to test the Click button Handlingslista so that i can see my shopping list.<text:span text:style-name="T61">PASS</text:span></text:p>
      <text:p text:style-name="P6">7. As a Admin i would like to test the Click button Favoriter so that i can find my favourit recipes.<text:span text:style-name="T61">PASS</text:span></text:p>
      <text:p text:style-name="P6">8. As a Admin i would like to test the Click button Skafferi so that i can add Cooking product to my List.<text:span text:style-name="T61">PASS</text:span></text:p>
      <text:p text:style-name="P38">9. As a Admin i would like to test the Search function in Skafferi so that i can add Ris Cooking products to my List.<text:span text:style-name="T61">PASS</text:span></text:p>
      <text:p text:style-name="P39"><text:span text:style-name="T61">10</text:span>. As a Admin i would like to test the Search function in Skafferi so that i can add R<text:span text:style-name="T61">IT</text:span> Cooking products to my List.<text:span text:style-name="T61">PASS</text:span></text:p>
      <text:p text:style-name="P46"><text:span text:style-name="T38">9. As a Admin i would liketo test the link </text:span><text:a xlink:type="simple" xlink:href="https://www.matfrojd.com/?dev" text:style-name="Internet_20_link" text:visited-style-name="Visited_20_Internet_20_Link"><text:span text:style-name="T38">https://www.matfrojd.com/?dev</text:span></text:a><text:span text:style-name="T38"> so that it takes me to the right adress on Chrome.</text:span></text:p>
      <text:p text:style-name="P1"><text:span text:style-name="T38">10. As a Admin i would like to test the link </text:span><text:a xlink:type="simple" xlink:href="https://www.matfrojd.com/?dev" text:style-name="Internet_20_link" text:visited-style-name="Visited_20_Internet_20_Link"><text:span text:style-name="T38">https://www.matfrojd.com/?dev</text:span></text:a><text:span text:style-name="T38"> so that it takes me to the right adress on Firefox.</text:span></text:p>
      <text:p text:style-name="P1"><text:span text:style-name="T38"/></text:p>
      <text:h text:style-name="P33" text:outline-level="2"><text:span text:style-name="T59">Manual testing Test Steg</text:span></text:h>
      <text:list xml:id="list1794832539" text:style-name="L17">
        <text:list-item>
          <text:p text:style-name="P74">Analysis of the exact requirement</text:p>
        </text:list-item>
        <text:list-item>
          <text:p text:style-name="P74">Creation of the test plan</text:p>
        </text:list-item>
        <text:list-item>
          <text:p text:style-name="P74">Creation of the test script case</text:p>
        </text:list-item>
        <text:list-item>
          <text:p text:style-name="P74">Execution of the test case</text:p>
        </text:list-item>
        <text:list-item>
          <text:p text:style-name="P74">Defect Logging</text:p>
        </text:list-item>
        <text:list-item>
          <text:p text:style-name="P74">Defect Fix and Re-Verification</text:p>
        </text:list-item>
      </text:list>
      <text:p text:style-name="P1"><text:span text:style-name="T3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tserrat" svg:font-family="Montserrat, sans-serif"/>
    <style:font-face style:name="arial" svg:font-family="arial, sans-serif"/>
    <style:font-face style:name="inherit" svg:font-family="inherit"/>
    <style:font-face style:name="Courier New" svg:font-family="'Courier New'" style:font-family-generic="moder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padding-left="0cm" fo:padding-right="0cm" fo:padding-top="0cm" fo:padding-bottom="0.035cm" fo:border-left="none" fo:border-right="none" fo:border-top="none" fo:border-bottom="0.51pt solid #000000" fo:keep-with-next="always"/>
      <style:text-properties style:font-name="Palatino Linotype" fo:font-family="'Palatino Linotype'" style:font-family-generic="roman" style:font-pitch="variable" fo:font-size="16pt" fo:font-weight="bold" style:font-size-asian="16pt" style:font-weight-asian="bold" style:font-name-complex="Palatino Linotype" style:font-family-complex="'Palatino Linotype'" style:font-family-generic-complex="roman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0T13:08:16.801000000</meta:creation-date>
    <dc:date>2020-09-04T09:58:41.485000000</dc:date>
    <meta:editing-duration>P1DT22H46M38S</meta:editing-duration>
    <meta:editing-cycles>18</meta:editing-cycles>
    <meta:generator>Ultra_Office/6.2.3.2$Windows_x86 LibreOffice_project/</meta:generator>
    <meta:document-statistic meta:table-count="0" meta:image-count="0" meta:object-count="0" meta:page-count="6" meta:paragraph-count="139" meta:word-count="1157" meta:character-count="7384" meta:non-whitespace-character-count="6343"/>
  </office:meta>
</office:document-meta>
</file>